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paragraph-properties fo:line-height="115%"/>
    </style:style>
    <style:style style:name="P72" style:family="paragraph" style:parent-style-name="Standard" style:list-style-name="L6">
      <style:paragraph-properties fo:line-height="115%"/>
    </style:style>
    <style:style style:name="P73" style:family="paragraph" style:parent-style-name="Standard" style:list-style-name="L7">
      <style:paragraph-properties fo:line-height="115%"/>
      <style:text-properties officeooo:rsid="00b845b7" officeooo:paragraph-rsid="00b845b7"/>
    </style:style>
    <style:style style:name="P74" style:family="paragraph" style:parent-style-name="Standard" style:list-style-name="L6">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845b7" officeooo:paragraph-rsid="00b845b7"/>
    </style:style>
    <style:style style:name="P76" style:family="paragraph" style:parent-style-name="Standard" style:list-style-name="L9">
      <style:paragraph-properties fo:line-height="115%"/>
      <style:text-properties officeooo:rsid="00bad233" officeooo:paragraph-rsid="00bad233"/>
    </style:style>
    <style:style style:name="P77" style:family="paragraph" style:parent-style-name="Standard" style:list-style-name="L18">
      <style:paragraph-properties fo:line-height="115%"/>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list-style-name="L16">
      <style:paragraph-properties fo:line-height="115%" fo:text-align="justify" style:justify-single-word="false" fo:break-before="page"/>
    </style:style>
    <style:style style:name="P115" style:family="paragraph" style:parent-style-name="Text_20_body">
      <style:paragraph-properties fo:line-height="115%" fo:break-before="page"/>
      <style:text-properties officeooo:rsid="0214edb4"/>
    </style:style>
    <style:style style:name="P116" style:family="paragraph" style:parent-style-name="Heading_20_1">
      <style:paragraph-properties fo:line-height="115%" fo:break-before="page"/>
    </style:style>
    <style:style style:name="P117" style:family="paragraph" style:parent-style-name="Contents_20_1">
      <style:paragraph-properties fo:line-height="115%">
        <style:tab-stops>
          <style:tab-stop style:position="6.2992in" style:type="right" style:leader-style="dotted" style:leader-text="."/>
        </style:tab-stops>
      </style:paragraph-properties>
    </style:style>
    <style:style style:name="P118" style:family="paragraph" style:parent-style-name="Contents_20_1">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P119" style:family="paragraph" style:parent-style-name="Contents_20_1">
      <style:paragraph-properties fo:text-align="justify" style:justify-single-word="false" fo:orphans="2" fo:widows="2" style:writing-mode="lr-tb">
        <style:tab-stops>
          <style:tab-stop style:position="6.2992in" style:type="right" style:leader-style="dotted" style:leader-text="."/>
        </style:tab-stops>
      </style:paragraph-properties>
    </style:style>
    <style:style style:name="P120" style:family="paragraph" style:parent-style-name="Contents_20_2">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P121" style:family="paragraph" style:parent-style-name="Contents_20_3">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P122" style:family="paragraph" style:parent-style-name="Contents_20_4">
      <style:paragraph-properties fo:text-align="justify" style:justify-single-word="false" fo:orphans="2" fo:widows="2" style:writing-mode="lr-tb">
        <style:tab-stops>
          <style:tab-stop style:position="6.2992in" style:type="right" style:leader-style="dotted" style:leader-text="."/>
        </style:tab-stops>
      </style:paragraph-properties>
      <style:text-properties style:font-name="Times New Roman" fo:font-size="14pt" fo:language="vi" fo:country="VN" officeooo:rsid="00c18374" style:font-name-asian="MS Mincho" style:language-asian="ja" style:country-asian="JP" style:font-size-complex="12pt"/>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T119" style:family="text">
      <style:text-properties style:font-name="Times New Roman" fo:font-size="14pt" fo:language="vi" fo:country="VN" officeooo:rsid="00c18374" style:font-name-asian="MS Mincho" style:language-asian="ja" style:country-asian="JP"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LỜI CẢM ƠN<text:tab/>4</text:p>
          <text:p text:style-name="P118">TÓM TẮT NỘI DUNG DỰ ÁN<text:tab/>5</text:p>
          <text:p text:style-name="P118">GIỚI THIỆU VÀ TỔNG QUAN VỀ VẤN ĐỀ NGHIÊN CỨU<text:tab/>6</text:p>
          <text:p text:style-name="P118">GIẢ THUYẾT KHOA HỌC VÀ PHÁT BIỂU MỤC ĐÍCH NGHIÊN CỨU<text:tab/>8</text:p>
          <text:p text:style-name="P120">Mục tiêu nghiên cứu<text:tab/>8</text:p>
          <text:p text:style-name="P121">Thiết bị quan trắc<text:tab/>8</text:p>
          <text:p text:style-name="P121">Phần mềm máy chủ<text:tab/>8</text:p>
          <text:p text:style-name="P120">Giả thiết nghiên cứu<text:tab/>9</text:p>
          <text:p text:style-name="P121">Thiết bị quan trắc<text:tab/>9</text:p>
          <text:p text:style-name="P121">Phần mềm máy chủ<text:tab/>9</text:p>
          <text:p text:style-name="P118">PHƯƠNG PHÁP NGHIÊN CỨU<text:tab/>10</text:p>
          <text:p text:style-name="P118">Thiết lập cấu trúc hệ thống<text:tab/>10</text:p>
          <text:p text:style-name="P120">Thiết bị quan trắc<text:tab/>10</text:p>
          <text:p text:style-name="P120">Trang web<text:tab/>13</text:p>
          <text:p text:style-name="P121">Phía máy chủ (backend)<text:tab/>13</text:p>
          <text:p text:style-name="P121">Phía giao diện người dùng (frontend)<text:tab/>13</text:p>
          <text:p text:style-name="P118">SỐ LIỆU/ KẾT QUẢ NGHIÊN CỨU<text:tab/>14</text:p>
          <text:p text:style-name="P120">Thiết bị quan trắc<text:tab/>14</text:p>
          <text:p text:style-name="P120">Trang web<text:tab/>14</text:p>
          <text:p text:style-name="P118">PHÂN TÍCH SỐ LIỆU/ KẾT QUẢ VÀ THẢO LUẬN<text:tab/>16</text:p>
          <text:p text:style-name="P120">So sánh với những nghiên cứu trước<text:tab/>16</text:p>
          <text:p text:style-name="P120">Những thiếu sót<text:tab/>16</text:p>
          <text:p text:style-name="P121">Khoảng cách giao tiếp<text:tab/>16</text:p>
          <text:p text:style-name="P122"><text:soft-page-break/>Sử dụng mạng di động<text:tab/>16</text:p>
          <text:p text:style-name="P122">Sử dụng sóng vô tuyến / tự tạo hạ tầng truyền tin:<text:tab/>17</text:p>
          <text:p text:style-name="P121">Việc thiếu các cảm biến<text:tab/>17</text:p>
          <text:p text:style-name="P119"><text:span text:style-name="T119">KẾT LUẬN<text:tab/>18</text:span></text:p>
          <text:p text:style-name="P118">TÀI LIỆU THAM KHẢO<text:tab/>19</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7"><text:span text:style-name="T110"><text:s text:c="70"/></text:span><text:span text:style-name="T108">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8">(PM 10, PM2.5, ...)</text:span></text:p>
        </text:list-item>
        <text:list-item>
          <text:p text:style-name="P93">Kim loại nặng</text:p>
        </text:list-item>
        <text:list-item>
          <text:p text:style-name="P94">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6">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4218985304892" text:continue-list="list505962449671620961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10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1212444238200841297" text:style-name="L6">
        <text:list-item>
          <text:p text:style-name="P72"><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72">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3">Có khả năng nhận số liệu đo được từ các trạm và lưu trữ chúng.</text:p>
        </text:list-item>
        <text:list-item>
          <text:p text:style-name="P73">Có khả năng đưa ra cảnh báo dưới dạng tin nhắn SMS và qua thư điện tử</text:p>
        </text:list-item>
      </text:list>
      <text:list xml:id="list174217864329729" text:continue-list="list1212444238200841297" text:style-name="L6">
        <text:list-item>
          <text:p text:style-name="P74">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5">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6">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1" text:outline-level="1"><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5">Thiết bị quan trắc được điều khiển bởi hai module chính:</text:p>
      <text:list xml:id="list8990555735074910616" text:style-name="L11">
        <text:list-item>
          <text:p text:style-name="P10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10">Nạp, cập nhật dữ liệu và thay đổi dữ liệu trong trang web mà không cần phải khởi tạo lại trang (sử dụng JQuery)</text:p>
        </text:list-item>
      </text:list>
      <text:list xml:id="list494660863947072415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4219219309574" text:continue-numbering="true" text:style-name="L16">
        <text:list-item>
          <text:p text:style-name="P114">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4219094586526" text:continue-list="list5011435350471705117" text:style-name="L4">
        <text:list-item>
          <text:p text:style-name="P99"><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101"><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7">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8">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8</meta:editing-cycles>
    <meta:creation-date>2016-10-28T03:04:00</meta:creation-date>
    <dc:date>2016-12-11T17:42:17.340224612</dc:date>
    <meta:editing-duration>PT22H8M54S</meta:editing-duration>
    <meta:generator>LibreOffice/5.2.3.3$Linux_X86_64 LibreOffice_project/20m0$Build-3</meta:generator>
    <meta:document-statistic meta:table-count="0" meta:image-count="7" meta:object-count="0" meta:page-count="19" meta:paragraph-count="188" meta:word-count="4479" meta:character-count="20659" meta:non-whitespace-character-count="163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